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2" style:family="paragraph" style:parent-style-name="Footnote">
      <style:text-properties style:font-name="Liberation Sans" fo:font-size="10pt" officeooo:paragraph-rsid="11180aad" style:font-size-asian="10pt" style:font-size-complex="10pt"/>
    </style:style>
    <style:style style:name="P23" style:family="paragraph" style:parent-style-name="Footnote">
      <style:text-properties style:font-name="Liberation Sans" officeooo:paragraph-rsid="1015e93a"/>
    </style:style>
    <style:style style:name="P24" style:family="paragraph" style:parent-style-name="Footnote">
      <style:text-properties style:font-name="Liberation Sans" officeooo:paragraph-rsid="108c34c3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0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Footnote">
      <style:text-properties fo:color="#000000" loext:opacity="100%" style:font-name="Liberation Sans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3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073611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e8aa5aa"/>
    </style:style>
    <style:style style:name="P50" style:family="paragraph" style:parent-style-name="Standard">
      <style:text-properties officeooo:rsid="0e8aa5aa" officeooo:paragraph-rsid="0e8aa5aa"/>
    </style:style>
    <style:style style:name="P51" style:family="paragraph" style:parent-style-name="Standard">
      <style:text-properties officeooo:rsid="0e8aa5aa" officeooo:paragraph-rsid="0fb9804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4" style:family="paragraph" style:parent-style-name="Footnote">
      <style:text-properties officeooo:rsid="043ccc66" officeooo:paragraph-rsid="0e849f1d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>
      <style:text-properties officeooo:paragraph-rsid="0f99f892"/>
    </style:style>
    <style:style style:name="P57" style:family="paragraph" style:parent-style-name="Standard">
      <style:text-properties officeooo:paragraph-rsid="0fb98046"/>
    </style:style>
    <style:style style:name="P58" style:family="paragraph" style:parent-style-name="Standard">
      <style:text-properties officeooo:paragraph-rsid="0fc931f5"/>
    </style:style>
    <style:style style:name="P59" style:family="paragraph" style:parent-style-name="Standard">
      <style:paragraph-properties fo:text-align="center" style:justify-single-word="false"/>
      <style:text-properties officeooo:paragraph-rsid="0cc50ec9"/>
    </style:style>
    <style:style style:name="P60" style:family="paragraph" style:parent-style-name="Standard">
      <style:paragraph-properties fo:text-align="center" style:justify-single-word="false"/>
      <style:text-properties officeooo:paragraph-rsid="0c8b5238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paragraph-rsid="0e03342d"/>
    </style:style>
    <style:style style:name="P64" style:family="paragraph" style:parent-style-name="Standard">
      <style:paragraph-properties fo:text-align="center" style:justify-single-word="false"/>
      <style:text-properties officeooo:paragraph-rsid="0d8c21b9"/>
    </style:style>
    <style:style style:name="P65" style:family="paragraph" style:parent-style-name="Standard">
      <style:paragraph-properties fo:text-align="center" style:justify-single-word="false"/>
      <style:text-properties officeooo:paragraph-rsid="0fd58c4e"/>
    </style:style>
    <style:style style:name="P66" style:family="paragraph" style:parent-style-name="Standard">
      <style:paragraph-properties fo:text-align="center" style:justify-single-word="false"/>
      <style:text-properties officeooo:paragraph-rsid="0e0bda5c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e38fc62"/>
    </style:style>
    <style:style style:name="P69" style:family="paragraph" style:parent-style-name="Standard">
      <style:paragraph-properties fo:text-align="center" style:justify-single-word="false"/>
      <style:text-properties officeooo:paragraph-rsid="0e82f1b0"/>
    </style:style>
    <style:style style:name="P70" style:family="paragraph" style:parent-style-name="Standard">
      <style:paragraph-properties fo:text-align="center" style:justify-single-word="false"/>
      <style:text-properties officeooo:paragraph-rsid="101431c5"/>
    </style:style>
    <style:style style:name="P71" style:family="paragraph" style:parent-style-name="Standard">
      <style:paragraph-properties fo:text-align="center" style:justify-single-word="false"/>
      <style:text-properties officeooo:paragraph-rsid="10178c94"/>
    </style:style>
    <style:style style:name="P72" style:family="paragraph" style:parent-style-name="Standard">
      <style:paragraph-properties fo:text-align="center" style:justify-single-word="false"/>
      <style:text-properties officeooo:paragraph-rsid="10a6ab30"/>
    </style:style>
    <style:style style:name="P73" style:family="paragraph" style:parent-style-name="Standard">
      <style:text-properties officeooo:paragraph-rsid="0fcd2b2a"/>
    </style:style>
    <style:style style:name="P74" style:family="paragraph" style:parent-style-name="Standard">
      <style:text-properties officeooo:paragraph-rsid="0fad1a3f"/>
    </style:style>
    <style:style style:name="P75" style:family="paragraph" style:parent-style-name="Standard">
      <style:text-properties officeooo:paragraph-rsid="0e0463fc"/>
    </style:style>
    <style:style style:name="P76" style:family="paragraph" style:parent-style-name="Standard">
      <style:text-properties officeooo:paragraph-rsid="0e2a40f4"/>
    </style:style>
    <style:style style:name="P77" style:family="paragraph" style:parent-style-name="Standard">
      <style:text-properties officeooo:paragraph-rsid="100a8329"/>
    </style:style>
    <style:style style:name="P78" style:family="paragraph" style:parent-style-name="Standard">
      <style:text-properties officeooo:paragraph-rsid="101b90cf"/>
    </style:style>
    <style:style style:name="P79" style:family="paragraph" style:parent-style-name="Standard">
      <style:text-properties officeooo:paragraph-rsid="1020f7f1"/>
    </style:style>
    <style:style style:name="P80" style:family="paragraph" style:parent-style-name="Standard">
      <style:text-properties officeooo:rsid="0fde3dbd" officeooo:paragraph-rsid="102ebb87"/>
    </style:style>
    <style:style style:name="P81" style:family="paragraph" style:parent-style-name="Footnote">
      <style:text-properties officeooo:paragraph-rsid="104cbf60"/>
    </style:style>
    <style:style style:name="P82" style:family="paragraph" style:parent-style-name="Footnote">
      <style:text-properties officeooo:paragraph-rsid="104dd9dc"/>
    </style:style>
    <style:style style:name="P83" style:family="paragraph" style:parent-style-name="Standard">
      <style:text-properties officeooo:paragraph-rsid="10ab1f0a"/>
    </style:style>
    <style:style style:name="P84" style:family="paragraph" style:parent-style-name="Standard">
      <style:text-properties officeooo:rsid="10b5b188" officeooo:paragraph-rsid="10b5b188"/>
    </style:style>
    <style:style style:name="P85" style:family="paragraph" style:parent-style-name="Standard">
      <style:text-properties officeooo:paragraph-rsid="10bb6617"/>
    </style:style>
    <style:style style:name="P86" style:family="paragraph" style:parent-style-name="Standard">
      <style:text-properties officeooo:paragraph-rsid="10c51381"/>
    </style:style>
    <style:style style:name="P87" style:family="paragraph" style:parent-style-name="Footnote">
      <style:text-properties officeooo:paragraph-rsid="105c5e96"/>
    </style:style>
    <style:style style:name="P8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text-properties officeooo:paragraph-rsid="0dbec325"/>
    </style:style>
    <style:style style:name="P92" style:family="paragraph" style:parent-style-name="Standard">
      <style:text-properties officeooo:paragraph-rsid="10e03ba9"/>
    </style:style>
    <style:style style:name="P93" style:family="paragraph" style:parent-style-name="Standard">
      <style:text-properties officeooo:paragraph-rsid="10eb1cc2"/>
    </style:style>
    <style:style style:name="P94" style:family="paragraph" style:parent-style-name="Standard">
      <style:text-properties officeooo:paragraph-rsid="0b0ddd8e"/>
    </style:style>
    <style:style style:name="P95" style:family="paragraph" style:parent-style-name="Standard">
      <style:text-properties officeooo:paragraph-rsid="1104ef98"/>
    </style:style>
    <style:style style:name="P96" style:family="paragraph" style:parent-style-name="Standard">
      <style:paragraph-properties style:writing-mode="lr-tb"/>
      <style:text-properties officeooo:paragraph-rsid="11062487"/>
    </style:style>
    <style:style style:name="P97" style:family="paragraph" style:parent-style-name="Standard">
      <style:text-properties officeooo:paragraph-rsid="11073611"/>
    </style:style>
    <style:style style:name="P98" style:family="paragraph" style:parent-style-name="Standard">
      <style:text-properties officeooo:paragraph-rsid="1108b645"/>
    </style:style>
    <style:style style:name="P99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officeooo:rsid="02f99a6c"/>
    </style:style>
    <style:style style:name="T6" style:family="text">
      <style:text-properties style:font-name="Liberation Sans" fo:font-size="12pt"/>
    </style:style>
    <style:style style:name="T7" style:family="text">
      <style:text-properties style:font-name="Liberation Sans" fo:font-size="12pt" style:font-size-asian="12pt" style:font-size-complex="12pt"/>
    </style:style>
    <style:style style:name="T8" style:family="text">
      <style:text-properties style:font-name="Liberation Sans" fo:font-size="12pt" officeooo:rsid="0d1ec96e" style:font-size-asian="12pt" style:font-size-complex="12pt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nl" fo:country="NL" style:text-underline-style="none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17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18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19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20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officeooo:rsid="10048e31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109fefdd" style:font-size-asian="10pt" style:language-asian="nl" style:country-asian="NL" style:font-style-asian="normal" style:font-name-complex="Bitstream Vera Sans" style:font-size-complex="10pt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105755b2" style:font-size-asian="10pt" style:language-asian="nl" style:country-asian="NL" style:font-style-asian="normal" style:font-name-complex="Bitstream Vera Sans" style:font-size-complex="10pt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5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3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7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7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font-name="Liberation Sans" fo:font-size="12pt" fo:language="nl" fo:country="NL" fo:font-style="normal" officeooo:rsid="0eb8b612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94" style:family="text">
      <style:text-properties fo:color="#000000" loext:opacity="100%" style:font-name="Liberation Sans" fo:font-size="12pt" fo:language="nl" fo:country="NL" fo:font-style="normal" officeooo:rsid="0eb9508b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style:font-size-asian="12pt" style:font-size-complex="12pt"/>
    </style:style>
    <style:style style:name="T20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4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0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officeooo:rsid="0e031d57" fo:background-color="transparent" loext:char-shading-value="0" style:font-size-asian="12pt" style:language-asian="nl" style:country-asian="NL" style:font-size-complex="12pt"/>
    </style:style>
    <style:style style:name="T221" style:family="text">
      <style:text-properties style:use-window-font-color="true" loext:opacity="0%" style:font-name="Liberation Sans" fo:font-size="12pt" fo:language="nl" fo:country="NL" officeooo:rsid="0e050851" fo:background-color="transparent" loext:char-shading-value="0" style:font-size-asian="12pt" style:language-asian="nl" style:country-asian="NL" style:font-size-complex="12pt" style:language-complex="nl" style:country-complex="NL"/>
    </style:style>
    <style:style style:name="T222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style:font-size-asian="12pt" style:font-size-complex="12pt"/>
    </style:style>
    <style:style style:name="T225" style:family="text">
      <style:text-properties officeooo:rsid="04473353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officeooo:rsid="10b5b188" style:font-weight-asian="bold" style:font-weight-complex="bold"/>
    </style:style>
    <style:style style:name="T228" style:family="text">
      <style:text-properties officeooo:rsid="0aace3cd"/>
    </style:style>
    <style:style style:name="T229" style:family="text">
      <style:text-properties fo:font-size="10pt" officeooo:rsid="04473353" style:font-size-asian="10pt" style:font-size-complex="10pt"/>
    </style:style>
    <style:style style:name="T23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1cb39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officeooo:rsid="0f95a7a0"/>
    </style:style>
    <style:style style:name="T235" style:family="text">
      <style:text-properties officeooo:rsid="0f8f58bd"/>
    </style:style>
    <style:style style:name="T236" style:family="text">
      <style:text-properties style:font-name="Ubuntu1" fo:font-size="10pt" officeooo:rsid="04473353" style:font-size-asian="10pt" style:font-size-complex="10pt"/>
    </style:style>
    <style:style style:name="T237" style:family="text">
      <style:text-properties officeooo:rsid="101b90cf"/>
    </style:style>
    <style:style style:name="T238" style:family="text">
      <style:text-properties officeooo:rsid="101e15d6"/>
    </style:style>
    <style:style style:name="T239" style:family="text">
      <style:text-properties officeooo:rsid="10048e31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24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fo:color="#000000" loext:opacity="100%" style:text-line-through-style="none" style:text-line-through-type="none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officeooo:rsid="10a19599"/>
    </style:style>
    <style:style style:name="T273" style:family="text">
      <style:text-properties officeooo:rsid="10b5b188"/>
    </style:style>
    <style:style style:name="T274" style:family="text">
      <style:text-properties officeooo:rsid="10b887a8"/>
    </style:style>
    <style:style style:name="T275" style:family="text">
      <style:text-properties officeooo:rsid="10cedf4f"/>
    </style:style>
    <style:style style:name="T276" style:family="text">
      <style:text-properties officeooo:rsid="10048e31" style:font-size-asian="11pt" style:font-size-complex="11pt"/>
    </style:style>
    <style:style style:name="T277" style:family="text">
      <style:text-properties officeooo:rsid="10b7d6c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9"><text:span text:style-name="T178">C</text:span><text:span text:style-name="T177">hecklist voor </text:span><text:span text:style-name="T179">de installatie</text:span><text:span text:style-name="T177"> van </text:span><text:span text:style-name="T177"><text:user-field-get text:name="Distro">Debian</text:user-field-get></text:span><text:span text:style-name="T180"><text:s/></text:span><text:span text:style-name="T180"><text:user-field-get text:name="Version">12</text:user-field-get></text:span><text:span text:style-name="T181"><text:note text:id="ftn1" text:note-class="footnote"><text:note-citation>1</text:note-citation><text:note-body><text:p text:style-name="P24"><text:span text:style-name="T247">D</text:span><text:span text:style-name="T248">eze </text:span><text:span text:style-name="T256"><text:user-field-get text:name="Distro">Debian</text:user-field-get></text:span><text:span text:style-name="T249"><text:s/></text:span><text:span text:style-name="T255"><text:user-field-get text:name="Version">12</text:user-field-get></text:span><text:span text:style-name="T255"><text:s/></text:span><text:span text:style-name="T257">Desktop</text:span><text:span text:style-name="T248"> (codenaam </text:span><text:span text:style-name="T252">bookworm</text:span><text:span text:style-name="T248">) van </text:span><text:span text:style-name="T254">11 </text:span><text:span text:style-name="T253">juni</text:span><text:span text:style-name="T250"> </text:span><text:span text:style-name="T261"><text:user-field-get text:name="Releaseyear">2023</text:user-field-get></text:span><text:span text:style-name="T251"><text:s/></text:span><text:span text:style-name="T248">wordt gedurende 5 jaar ondersteund tot </text:span><text:span text:style-name="T254">30 </text:span><text:span text:style-name="T253">juni</text:span><text:span text:style-name="T248"> 202</text:span><text:span text:style-name="T253">8</text:span><text:span text:style-name="T248">.</text:span></text:p></text:note-body></text:note></text:span><text:span text:style-name="T182"><text:s/></text:span><text:span text:style-name="T184">Desktop</text:span><text:span text:style-name="T183">.</text:span></text:p>
      <text:p text:style-name="P38"/>
      <text:p text:style-name="P34"/>
      <text:p text:style-name="P88">Vul het tekstvak achter &lt;...&gt; in</text:p>
      <text:p text:style-name="Standard"><text:span text:style-name="T2">&lt;</text:span><text:span text:style-name="T4">g</text:span><text:span text:style-name="T3">ebruiker</text:span><text:span text:style-name="T2">&gt;</text:span><text:span text:style-name="T209"><text:tab/><text:tab/></text:span><text:span text:style-name="T224"> <text:tab/><text:tab/></text:span><draw:control text:anchor-type="as-char" svg:y="-0.4cm" draw:z-index="16" draw:name="Gebruiker 1" draw:style-name="gr2" draw:text-style-name="P107" svg:width="6.002cm" svg:height="0.5cm" draw:control="control15"><svg:title>Gebruiker</svg:title><svg:desc>Volledige naam, bijv. Jan Stek</svg:desc></draw:control><text:span text:style-name="T210"><text:tab/></text:span><text:span text:style-name="T211">b</text:span><text:span text:style-name="T262">ij</text:span><text:span text:style-name="T264">v.</text:span><text:span text:style-name="T208"> </text:span><text:span text:style-name="T220">J</text:span><text:span text:style-name="T221">a</text:span><text:span text:style-name="T220">n </text:span><text:span text:style-name="T221">Jansen</text:span></text:p>
      <text:p text:style-name="Standard"><text:span text:style-name="T222">&lt;</text:span><text:span text:style-name="T223">g</text:span><text:span text:style-name="T16">ebruikersnaam&gt;<text:tab/></text:span><text:span text:style-name="T218"><draw:control text:anchor-type="as-char" svg:y="-0.4cm" draw:z-index="17" draw:name="Gberuikersnaam 2" draw:style-name="gr2" draw:text-style-name="P107" svg:width="6.002cm" svg:height="0.5cm" draw:control="control16"><svg:title>Gebruikersnaam</svg:title><svg:desc>Korte naam, bijv. jan</svg:desc></draw:control></text:span><text:span text:style-name="T218"><text:tab/></text:span><text:span text:style-name="T219">b</text:span><text:span text:style-name="T266">ijv.</text:span><text:span text:style-name="T11"> </text:span><text:span text:style-name="T193">j</text:span><text:span text:style-name="T194">a</text:span><text:span text:style-name="T193">n</text:span></text:p>
      <text:p text:style-name="Standard"><text:span text:style-name="T16">&lt;</text:span><text:span text:style-name="T18">c</text:span><text:span text:style-name="T17">omputernaam</text:span><text:span text:style-name="T16">&gt;</text:span><text:span text:style-name="T218"><text:tab/><text:tab/></text:span><text:span text:style-name="T19"><draw:control text:anchor-type="as-char" svg:y="-0.4cm" draw:z-index="18" draw:name="Computernaam 1" draw:style-name="gr2" draw:text-style-name="P107" svg:width="6.002cm" svg:height="0.5cm" draw:control="control17"><svg:title>Computernaam</svg:title><svg:desc>Unieke naam van de computer</svg:desc></draw:control></text:span><text:span text:style-name="T19"><text:tab/></text:span><text:span text:style-name="T20">b</text:span><text:span text:style-name="T267">ijv.</text:span><text:span text:style-name="T213"> </text:span><text:span text:style-name="T214">pc02</text:span></text:p>
      <text:p text:style-name="P27"><text:span text:style-name="T215">&lt;</text:span><text:span text:style-name="T217">g</text:span><text:span text:style-name="T216">ebruiker</text:span><text:span text:style-name="T215">&gt;<text:tab/></text:span><text:span text:style-name="T212"><text:tab/></text:span><text:span text:style-name="T224"> <text:tab/><text:tab/></text:span><text:span text:style-name="T210"><draw:control text:anchor-type="as-char" svg:y="-0.4cm" draw:z-index="19" draw:name="Gebruiker 2" draw:style-name="gr2" draw:text-style-name="P108" svg:width="6.002cm" svg:height="0.5cm" draw:control="control18"><svg:title>Gebruiker</svg:title><svg:desc>Volledige naam, bijv. Jan Stek</svg:desc></draw:control></text:span><text:span text:style-name="T210"><text:tab/></text:span><text:span text:style-name="T211">e</text:span><text:span text:style-name="T263">vt. </text:span><text:span text:style-name="T265">extra </text:span><text:span text:style-name="T263">gebruiker</text:span><text:span text:style-name="T265">s</text:span></text:p>
      <text:p text:style-name="P93"><text:span text:style-name="T215">&lt;</text:span><text:span text:style-name="T217">g</text:span><text:span text:style-name="T216">ebruikersnaam</text:span><text:span text:style-name="T215">&gt;<text:tab/></text:span><text:span text:style-name="T206"><draw:control text:anchor-type="as-char" svg:y="-0.4cm" draw:z-index="20" draw:name="Gberuikersnaam 1" draw:style-name="gr2" draw:text-style-name="P107" svg:width="6.002cm" svg:height="0.5cm" draw:control="control19"><svg:title>Gebruikersnaam</svg:title><svg:desc>Korte naam, bijv. jan</svg:desc></draw:control></text:span><text:span text:style-name="T206"><text:tab/></text:span><text:span text:style-name="T207">e</text:span><text:span text:style-name="T268">vt. </text:span><text:span text:style-name="T269">extra </text:span><text:span text:style-name="T268">gebruiker</text:span><text:span text:style-name="T269">s</text:span></text:p>
      <text:p text:style-name="P90"><text:span text:style-name="T275">v</text:span>ervang &lt;...&gt; in deze checklist door de waarde in het tekstvak.</text:p>
      <text:p text:style-name="P28"/>
      <text:p text:style-name="P31"/>
      <text:p text:style-name="P26"><text:span text:style-name="Strong_20_Emphasis"><text:span text:style-name="T173">Nog niet op Linux?</text:span></text:span><text:span text:style-name="T187"><text:tab/></text:span><text:span text:style-name="T190">G</text:span><text:span text:style-name="T186">ebruik </text:span><text:span text:style-name="Strong_20_Emphasis"><text:span text:style-name="T191">Checklist </text:span></text:span><text:span text:style-name="Strong_20_Emphasis"><text:span text:style-name="T192">overzetten</text:span></text:span><text:span text:style-name="T186"> op </text:span><text:a xlink:type="simple" xlink:href="https://karelzimer.nl/nl" text:style-name="Internet_20_link" text:visited-style-name="Visited_20_Internet_20_Link"><text:span text:style-name="Internet_20_link"><text:span text:style-name="T10">karelzimmer.nl/nl</text:span></text:span></text:a><text:span text:style-name="T189">.</text:span></text:p>
      <text:p text:style-name="P21"><text:span text:style-name="Strong_20_Emphasis"><text:span text:style-name="T175">Nieuwe installatie?</text:span></text:span><text:span text:style-name="T170"><text:tab/></text:span><text:span text:style-name="T172">B</text:span><text:span text:style-name="T170">egin bij hoofdstuk </text:span><text:span text:style-name="Strong_20_Emphasis"><text:span text:style-name="T175"><text:bookmark-ref text:reference-format="page" text:ref-name="__RefNumPara__4009_1271708128">2</text:bookmark-ref></text:span></text:span><text:span text:style-name="Strong_20_Emphasis"><text:span text:style-name="T175"><text:s text:c="2"/></text:span></text:span><text:span text:style-name="Strong_20_Emphasis"><text:span text:style-name="T176"><text:bookmark-ref text:reference-format="text" text:ref-name="__RefNumPara__4009_1271708128">Installatie uitvoeren</text:bookmark-ref></text:span></text:span><text:span text:style-name="T171">.</text:span></text:p>
      <text:p text:style-name="P29"><text:span text:style-name="Strong_20_Emphasis"/></text:p>
      <text:p text:style-name="P29"><text:span text:style-name="Strong_20_Emphasis"/></text:p>
      <text:list text:style-name="L1">
        <text:list-item>
          <text:p text:style-name="P100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32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79"><draw:control text:anchor-type="as-char" draw:z-index="2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79"><draw:control text:anchor-type="as-char" draw:z-index="9" draw:name="Vorm 2" draw:style-name="gr1" draw:text-style-name="P106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5"><text:span text:style-name="T52">Aanmelden als &lt;</text:span><text:span text:style-name="T74">g</text:span><text:span text:style-name="T12">ebruike</text:span><text:span text:style-name="T13">r&gt;</text:span><text:span text:style-name="T53"><text:note text:id="ftn2" text:note-class="footnote"><text:note-citation>2</text:note-citation><text:note-body><text:p text:style-name="P25"><text:span text:style-name="T152">E</text:span><text:span text:style-name="T153">v</text:span><text:span text:style-name="T154">en</text:span><text:span text:style-name="T156">t</text:span><text:span text:style-name="T157">uele </text:span><text:span text:style-name="T158">extra </text:span><text:span text:style-name="T230">gebruiker</text:span><text:span text:style-name="T158">s aanmelden </text:span><text:span text:style-name="T159">en dezelfde stappen uitvoeren</text:span><text:span text:style-name="T155">.</text:span></text:p></text:note-body></text:note></text:span><text:span text:style-name="T53">.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2"><text:s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2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72"><text:span text:style-name="Strong_20_Emphasis"><text:span text:style-name="T120"><draw:control text:anchor-type="as-char" draw:z-index="21" draw:name="Vorm 5" draw:style-name="gr1" draw:text-style-name="P106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3" office:value-type="string">
            <text:p text:style-name="P95"><text:span text:style-name="T75">T</text:span><text:span text:style-name="T56">yp </text:span><text:span text:style-name="User_20_Entry"><text:span text:style-name="T26">term</text:span></text:span><text:span text:style-name="T69"> </text:span><text:span text:style-name="T75">op het activiteitenoverzicht</text:span><text:span text:style-name="T169"><text:note text:id="ftn3" text:note-class="footnote"><text:note-citation>3</text:note-citation><text:note-body><text:p text:style-name="P37">Druk op de Super (Windows/command/vergrootglas) toets of klik in de linkerbovenhoek.</text:p></text:note-body></text:note></text:span><text:span text:style-name="T75"> </text:span><text:span text:style-name="T58">e</text:span><text:span text:style-name="T54">n </text:span><text:span text:style-name="T59">k</text:span><text:span text:style-name="T54">lik op het </text:span><text:span text:style-name="Strong_20_Emphasis"><text:span text:style-name="T95">Terminalvenster</text:span></text:span><text:span text:style-name="Strong_20_Emphasis"><text:span text:style-name="T76">-</text:span></text:span><text:span text:style-name="Strong_20_Emphasis"><text:span text:style-name="T54">pictogram</text:span></text:span><text:span text:style-name="Strong_20_Emphasis"><text:span text:style-name="T60">.</text:span></text:span><text:span text:style-name="Strong_20_Emphasis"><text:span text:style-name="T57"> 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/></text:p>
          </table:table-cell>
          <table:table-cell table:style-name="_31_._5f_Installatie_5f_voorbereiden.A1" office:value-type="string">
            <text:p text:style-name="P61"><text:span text:style-name="Strong_20_Emphasis"/></text:p>
          </table:table-cell>
          <table:table-cell table:style-name="_31_._5f_Installatie_5f_voorbereiden.D4" office:value-type="string">
            <text:p text:style-name="P91"><text:span text:style-name="T8">Typ</text:span><text:span text:style-name="T57"> de </text:span><text:span text:style-name="T72">volgende </text:span><text:span text:style-name="T61">drie </text:span><text:span text:style-name="T57">opdrachten, ieder gevolgd door de </text:span><text:span text:style-name="T31">Enter</text:span><text:span text:style-name="T54">-toets: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5" office:value-type="string">
            <text:p text:style-name="Standard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6" office:value-type="string">
            <text:p text:style-name="Standard"><text:span text:style-name="User_20_Entry"><text:span text:style-name="T24">wget karelzimmer.nl/</text:span></text:span><text:span text:style-name="User_20_Entry"><text:span text:style-name="T162">getkz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7" office:value-type="string">
            <text:p text:style-name="Standard"><text:span text:style-name="User_20_Entry"><text:span text:style-name="T24">bash </text:span></text:span><text:span text:style-name="User_20_Entry"><text:span text:style-name="T25">getkz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8" office:value-type="string">
            <text:p text:style-name="P50"><text:span text:style-name="T7">V</text:span><text:span text:style-name="T62">olg </text:span><text:span text:style-name="T63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72"><text:span text:style-name="Strong_20_Emphasis"><text:span text:style-name="T120"><draw:control text:anchor-type="as-char" draw:z-index="22" draw:name="Vorm 7" draw:style-name="gr1" draw:text-style-name="P106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20"><draw:control text:anchor-type="as-char" draw:z-index="23" draw:name="Vorm 8" draw:style-name="gr1" draw:text-style-name="P106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98"><text:span text:style-name="T75">T</text:span><text:span text:style-name="T56">yp </text:span><text:span text:style-name="User_20_Entry"><text:span text:style-name="T27">menu</text:span></text:span><text:span text:style-name="T69"> </text:span><text:span text:style-name="T75">op het activiteitenoverzicht </text:span><text:span text:style-name="T58">e</text:span><text:span text:style-name="T54">n </text:span><text:span text:style-name="T59">k</text:span><text:span text:style-name="T54">lik op het </text:span><text:span text:style-name="Strong_20_Emphasis"><text:span text:style-name="T33">Installatiem</text:span></text:span><text:span text:style-name="Strong_20_Emphasis"><text:span text:style-name="T34">enu</text:span></text:span><text:span text:style-name="Strong_20_Emphasis"><text:span text:style-name="T76">-</text:span></text:span><text:span text:style-name="Strong_20_Emphasis"><text:span text:style-name="T54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/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1" office:value-type="string">
            <text:p text:style-name="P57"><text:span text:style-name="T70">Selecteer</text:span><text:span text:style-name="T63"> </text:span><text:span text:style-name="Strong_20_Emphasis"><text:span text:style-name="T32">1</text:span></text:span><text:span text:style-name="T93"> </text:span><text:span text:style-name="T94">Installatie voorbereiden</text:span><text:span text:style-name="T68">.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12" office:value-type="string">
            <text:p text:style-name="P51"><text:span text:style-name="T7">V</text:span><text:span text:style-name="T62">olg </text:span><text:span text:style-name="T63">de aanwijzingen op het scherm.</text:span></text:p>
          </table:table-cell>
        </table:table-row>
      </table:table>
      <text:p text:style-name="P36"/>
      <text:list text:continue-numbering="true" text:style-name="L1">
        <text:list-item>
          <text:p text:style-name="P101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9"><draw:control text:anchor-type="as-char" draw:z-index="3" draw:name="Vorm9" draw:style-name="gr1" draw:text-style-name="P106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7"><text:span text:style-name="T202">Start de computer op vanaf</text:span><text:span text:style-name="T202"><text:note text:id="ftn4" text:note-class="footnote"><text:note-citation>1</text:note-citation><text:note-body><text:p text:style-name="P87"><text:span text:style-name="T150">B</text:span><text:span text:style-name="T149">ootmenu/</text:span><text:span text:style-name="T150">S</text:span><text:span text:style-name="T149">etup</text:span><text:span text:style-name="T147"> via </text:span><text:span text:style-name="T145">é</text:span><text:span text:style-name="T146">é</text:span><text:span text:style-name="T150">n van de </text:span><text:span text:style-name="T148">Veelgebruikte toetsen:</text:span><text:span text:style-name="T151"> </text:span><text:span text:style-name="T164">Esc</text:span><text:span text:style-name="T151">, </text:span><text:span text:style-name="T164">Delete</text:span><text:span text:style-name="T151">, </text:span><text:span text:style-name="T164">F1</text:span><text:span text:style-name="T151">, </text:span><text:span text:style-name="T164">F2</text:span><text:span text:style-name="T151">, </text:span><text:span text:style-name="T164">F9</text:span><text:span text:style-name="T151">, </text:span><text:span text:style-name="T164">F10</text:span><text:span text:style-name="T151">, </text:span><text:span text:style-name="T164">F11</text:span><text:span text:style-name="T151">, of </text:span><text:span text:style-name="T164">F12</text:span></text:p></text:note-body></text:note></text:span><text:span text:style-name="T202"> </text:span><text:span text:style-name="T203">een </text:span><text:span text:style-name="T197"><text:user-field-get text:name="Distro">Debian</text:user-field-get></text:span><text:span text:style-name="T198"><text:s/></text:span><text:span text:style-name="T198"><text:user-field-get text:name="Version">12</text:user-field-get></text:span><text:span text:style-name="T198"><text:s/></text:span><text:span text:style-name="T200">Desktop</text:span><text:span text:style-name="T199"> </text:span><text:span text:style-name="T204">Live</text:span><text:span text:style-name="T116"><text:note text:id="ftn5" text:note-class="footnote"><text:note-citation>2</text:note-citation><text:note-body><text:p text:style-name="P23"><text:span text:style-name="T225">Vanaf een </text:span><text:span text:style-name="T234">L</text:span><text:span text:style-name="T225">ive </text:span><text:span text:style-name="T235">USB</text:span><text:span text:style-name="T228">-stick</text:span><text:span text:style-name="T236"> </text:span><text:span text:style-name="T225">kunt u opstarten en </text:span><text:span text:style-name="T229">met </text:span><text:span text:style-name="T205"><text:user-field-get text:name="Distro">Debian</text:user-field-get></text:span><text:span text:style-name="T205"><text:s/></text:span><text:span text:style-name="T225">werken zonder enige bestanden op de harde schijf te wijzigen en maakt ook installatie van </text:span><text:span text:style-name="T205"><text:user-field-get text:name="Distro">Debian</text:user-field-get></text:span><text:span text:style-name="T205"><text:s/></text:span><text:span text:style-name="T225">mogelijk.</text:span></text:p></text:note-body></text:note></text:span><text:span text:style-name="T115"> </text:span><text:span text:style-name="T119">USB</text:span><text:span text:style-name="T117">-stick</text:span><text:span text:style-name="T117"><text:note text:id="ftn6" text:note-class="footnote"><text:note-citation>3</text:note-citation><text:note-body><text:p text:style-name="P82"><text:span text:style-name="T136">Maak een opstartbare USB-stick</text:span><text:span text:style-name="T132">:</text:span><text:span text:style-name="Strong_20_Emphasis"><text:span text:style-name="T165"><text:line-break/></text:span></text:span><text:span text:style-name="T21">D</text:span><text:span text:style-name="T123">ow</text:span><text:span text:style-name="T124">nload </text:span><text:span text:style-name="T121">e</text:span><text:span text:style-name="T125">e</text:span><text:span text:style-name="T126">n</text:span><text:span text:style-name="T144"> </text:span><text:span text:style-name="T161">CD</text:span><text:span text:style-name="T160">-beeldbestand</text:span><text:span text:style-name="T124"> </text:span><text:span text:style-name="T130">(.iso) </text:span><text:span text:style-name="T127">v</text:span><text:span text:style-name="T128">anaf</text:span><text:span text:style-name="T129"> </text:span><text:a xlink:type="simple" xlink:href="https://www.debian.org/" text:style-name="Internet_20_link" text:visited-style-name="Visited_20_Internet_20_Link"><text:span text:style-name="T231">debian.org</text:span></text:a><text:span text:style-name="T129">, </text:span><text:span text:style-name="T131">klik </text:span><text:span text:style-name="T134">op </text:span><text:span text:style-name="sterk_20_accent_20_voetnoot"><text:span text:style-name="T39">Andere</text:span></text:span><text:span text:style-name="sterk_20_accent_20_voetnoot"><text:span text:style-name="T40"> downloads (onder Download</text:span></text:span><text:span text:style-name="sterk_20_accent_20_voetnoot"><text:span text:style-name="T39">en</text:span></text:span><text:span text:style-name="sterk_20_accent_20_voetnoot"><text:span text:style-name="T40">)</text:span></text:span><text:span text:style-name="T134"> en vervolgens op </text:span><text:span text:style-name="sterk_20_accent_20_voetnoot"><text:span text:style-name="T40">Live-Gnome</text:span></text:span><text:span text:style-name="T134"> (onder </text:span><text:span text:style-name="T134"><text:user-field-get text:name="Distro">Debian</text:user-field-get></text:span><text:span text:style-name="T134"><text:s/>Live </text:span><text:span text:style-name="T135">uitproberen voordat u installeert</text:span><text:span text:style-name="T134">).</text:span></text:p><text:p text:style-name="P81"><text:span text:style-name="Strong_20_Emphasis"><text:span text:style-name="T166"><text:tab/></text:span></text:span><text:span text:style-name="T133">De volgende stappen staan beschreven in </text:span><text:span text:style-name="sterk_20_accent_20_voetnoot"><text:span text:style-name="T41">Linux informatie</text:span></text:span><text:span text:style-name="T133">, te vinden op </text:span><text:a xlink:type="simple" xlink:href="https://karelzimmer.nl/nl" text:style-name="Internet_20_link" text:visited-style-name="Visited_20_Internet_20_Link"><text:span text:style-name="T233">karelzimmer.nl/nl</text:span></text:a><text:span text:style-name="T133">.</text:span></text:p></text:note-body></text:note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/></text:p>
          </table:table-cell>
          <table:table-cell table:style-name="_32_._5f_Installatie_5f_uitvoeren.C2" office:value-type="string">
            <text:p text:style-name="P42"><text:span text:style-name="T70">Selecteer</text:span><text:span text:style-name="T84"> </text:span><text:span text:style-name="Strong_20_Emphasis"><text:span text:style-name="T99">Live </text:span></text:span><text:span text:style-name="Strong_20_Emphasis"><text:span text:style-name="T100">system (amd64)</text:span></text:span><text:span text:style-name="T82"> </text:span><text:span text:style-name="T85">en druk op de </text:span><text:span text:style-name="T36">Enter</text:span><text:span text:style-name="T86">-</text:span><text:span text:style-name="T54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70"><text:span text:style-name="Strong_20_Emphasis"><text:span text:style-name="T79"><draw:control text:anchor-type="as-char" draw:z-index="13" draw:name="Vorm13_ 2" draw:style-name="gr1" draw:text-style-name="P106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89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5" office:value-type="string">
            <text:p text:style-name="P40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79"><draw:control text:anchor-type="as-char" draw:z-index="6" draw:name="Vorm13_1" draw:style-name="gr1" draw:text-style-name="P106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76"><text:span text:style-name="T43">Start de installatie</text:span><text:span text:style-name="T88"> </text:span><text:span text:style-name="T54">via </text:span><text:span text:style-name="T55">een </text:span><text:span text:style-name="T65">klik op </text:span><text:span text:style-name="Strong_20_Emphasis"><text:span text:style-name="T96">Activities</text:span></text:span><text:span text:style-name="T65"> en </text:span><text:span text:style-name="T66">een </text:span><text:span text:style-name="T65">klik op</text:span><text:span text:style-name="T67"> </text:span><text:span text:style-name="Strong_20_Emphasis"><text:span text:style-name="T97">Install Debian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7" office:value-type="string">
            <text:p text:style-name="P80"><text:span text:style-name="T239">Typ</text:span><text:span text:style-name="T22"> </text:span><text:span text:style-name="User_20_Entry"><text:span text:style-name="T276">live</text:span></text:span><text:span text:style-name="T22"> als</text:span><text:span text:style-name="T239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8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8" office:value-type="string">
            <text:p text:style-name="P44"><text:span text:style-name="Emphasis"><text:span text:style-name="T246">Volg de installatieschermen en vul deze in.</text:span></text:span><text:span text:style-name="T258"/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8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79"><draw:control text:anchor-type="as-char" draw:z-index="8" draw:name="Vorm13_ 1" draw:style-name="gr1" draw:text-style-name="P106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5"><text:span text:style-name="T43">Bij </text:span><text:span text:style-name="Strong_20_Emphasis"><text:span text:style-name="T103">Welcome</text:span></text:span><text:span text:style-name="T43">: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1" office:value-type="string">
            <text:p text:style-name="P78"><text:span text:style-name="T50">K</text:span><text:span text:style-name="T43">ies </text:span><text:span text:style-name="Strong_20_Emphasis"><text:span text:style-name="T103">Nederlands</text:span></text:span><text:span text:style-name="T43"> </text:span><text:span text:style-name="T51">en klik op </text:span><text:span text:style-name="Strong_20_Emphasis"><text:span text:style-name="T37">Volgende</text:span></text:span><text:span text:style-name="T51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1" office:value-type="string">
            <text:p text:style-name="P75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><text:span text:style-name="Strong_20_Emphasis"><text:span text:style-name="T79"><draw:control text:anchor-type="as-char" draw:z-index="14" draw:name="Vorm13_ 3" draw:style-name="gr1" draw:text-style-name="P106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17">Bij <text:span text:style-name="T226">Locatie</text:span>: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4" office:value-type="string">
            <text:p text:style-name="P19"><text:span text:style-name="T237">B</text:span>ij <text:span text:style-name="T226">Regio</text:span> <text:span text:style-name="T237">kies</text:span> <text:span text:style-name="T226">Europa</text:span> <text:span text:style-name="T273">en </text:span><text:span text:style-name="T38">klik op </text:span><text:span text:style-name="Strong_20_Emphasis"><text:span text:style-name="T108">Volgende</text:span></text:span><text:span text:style-name="T38">.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><text:span text:style-name="Strong_20_Emphasis"><text:span text:style-name="T79"><draw:control text:anchor-type="as-char" draw:z-index="15" draw:name="Vorm13_ 4" draw:style-name="gr1" draw:text-style-name="P106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17">Bij <text:span text:style-name="T226">Toetsenbord</text:span>: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17" office:value-type="string">
            <text:p text:style-name="P19"><text:span text:style-name="T238">K</text:span>ies <text:span text:style-name="T226">English (US)</text:span> <text:span text:style-name="T272">en </text:span><text:span text:style-name="Strong_20_Emphasis"><text:span text:style-name="T272">English (US, intl., with dead keys)</text:span></text:span><text:span text:style-name="T272">, </text:span><text:span text:style-name="T273">en </text:span><text:span text:style-name="T38">klik op </text:span><text:span text:style-name="Strong_20_Emphasis"><text:span text:style-name="T108">Volgende</text:span></text:span><text:span text:style-name="T38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19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><text:span text:style-name="Strong_20_Emphasis"><text:span text:style-name="T79"><draw:control text:anchor-type="as-char" draw:z-index="28" draw:name="Vorm13_ 5" draw:style-name="gr1" draw:text-style-name="P106" svg:width="0.35cm" svg:height="0.35cm" draw:control="control27"/></text:span></text:span></text:p>
          </table:table-cell>
          <table:table-cell table:style-name="_32_._5f_Installatie_5f_uitvoeren.C19" office:value-type="string">
            <text:p text:style-name="P17">Bij <text:span text:style-name="T227">Partities</text:span>: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19" office:value-type="string">
            <text:p text:style-name="Standard"><text:span text:style-name="T238">K</text:span>ies <text:span text:style-name="T273">de juiste opties en </text:span><text:span text:style-name="T87">klik op </text:span><text:span text:style-name="Strong_20_Emphasis"><text:span text:style-name="T108">Volgende</text:span></text:span><text:span text:style-name="T87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19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9"><draw:control text:anchor-type="as-char" draw:z-index="4" draw:name="Vorm13" draw:style-name="gr1" draw:text-style-name="P106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4"><text:span text:style-name="T81">Bij </text:span><text:span text:style-name="Strong_20_Emphasis"><text:span text:style-name="T98">Gebruikers</text:span></text:span><text:span text:style-name="T81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73"><text:span text:style-name="T83">V</text:span><text:span text:style-name="T81">ul in </text:span><text:span text:style-name="Strong_20_Emphasis"><text:span text:style-name="T104">Wat is je naam?</text:span></text:span><text:span text:style-name="T45"> &lt;</text:span><text:span text:style-name="T14">gebruiker&gt;</text:span><text:span text:style-name="T77">,</text:span><text:span text:style-name="Strong_20_Emphasis"><text:span text:style-name="T78"><text:line-break/></text:span></text:span><text:span text:style-name="Strong_20_Emphasis"><text:span text:style-name="T104">Welke naam wil je gebruiken om in te loggen?</text:span></text:span><text:span text:style-name="T46"> &lt;</text:span><text:span text:style-name="T15">gebruikers</text:span><text:span text:style-name="T14">naam&gt;</text:span><text:span text:style-name="T43">,</text:span><text:span text:style-name="Strong_20_Emphasis"><text:span text:style-name="T167"><text:line-break/></text:span></text:span><text:span text:style-name="Strong_20_Emphasis"><text:span text:style-name="T105">Wat is de </text:span></text:span><text:span text:style-name="Strong_20_Emphasis"><text:span text:style-name="T104">naam van deze </text:span></text:span><text:span text:style-name="Strong_20_Emphasis"><text:span text:style-name="T105">computer</text:span></text:span><text:span text:style-name="Strong_20_Emphasis"><text:span text:style-name="T168"> </text:span></text:span><text:span text:style-name="T47">&lt;</text:span><text:span text:style-name="T14">computernaam&gt;</text:span><text:span text:style-name="T45">,</text:span></text:p>
            <text:p text:style-name="P85"><text:span text:style-name="T46">v</text:span><text:span text:style-name="T45">ul </text:span><text:span text:style-name="T48">tweemaal het </text:span><text:span text:style-name="Strong_20_Emphasis"><text:span text:style-name="T106">wachtwoord</text:span></text:span><text:span text:style-name="T48"> </text:span><text:span text:style-name="T45">in</text:span><text:span text:style-name="T42"> </text:span><text:span text:style-name="T51">en klik op </text:span><text:span text:style-name="Strong_20_Emphasis"><text:span text:style-name="T107">Volgende</text:span></text:span><text:span text:style-name="T51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9"><draw:control text:anchor-type="as-char" draw:z-index="30" draw:name="Vorm 4" draw:style-name="gr1" draw:text-style-name="P106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4"><text:span text:style-name="T81">Bij </text:span><text:span text:style-name="Strong_20_Emphasis"><text:span text:style-name="T101">Samenvatting</text:span></text:span><text:span text:style-name="T81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84">Controleer de gemaakte keuzes en klik op <text:span text:style-name="Strong_20_Emphasis">Installe</text:span><text:span text:style-name="Strong_20_Emphasis"><text:span text:style-name="T277">e</text:span></text:span><text:span text:style-name="Strong_20_Emphasis">r</text:span>.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9"><draw:control text:anchor-type="as-char" draw:z-index="31" draw:name="Vorm 11" draw:style-name="gr1" draw:text-style-name="P106" svg:width="0.35cm" svg:height="0.35cm" draw:control="control30"/></text:span></text:span></text:p>
          </table:table-cell>
          <table:table-cell table:style-name="_32_._5f_Installatie_5f_uitvoeren.C24" office:value-type="string">
            <text:p text:style-name="P74"><text:span text:style-name="T81">Bij </text:span><text:span text:style-name="Strong_20_Emphasis"><text:span text:style-name="T102">Installeer</text:span></text:span><text:span text:style-name="T81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84"><text:span text:style-name="T274">Wacht op volgend scherm</text:span>.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84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9"><draw:control text:anchor-type="as-char" draw:z-index="29" draw:name="Vorm 3" draw:style-name="gr1" draw:text-style-name="P106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4"><text:span text:style-name="T81">Bij </text:span><text:span text:style-name="Strong_20_Emphasis"><text:span text:style-name="T101">Beëindigen</text:span></text:span><text:span text:style-name="T81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33" office:value-type="string">
            <text:p text:style-name="P84">Zorg dat <text:span text:style-name="T226">Nu herstarten</text:span> is aangevinkt en klik op <text:span text:style-name="T226">Voltooid</text:span>.</text:p>
          </table:table-cell>
        </table:table-row>
      </table:table>
      <text:p text:style-name="P94"><text:span text:style-name="Strong_20_Emphasis"/></text:p>
      <text:list text:continue-numbering="true" text:style-name="L1">
        <text:list-item>
          <text:p text:style-name="P103"><text:span text:style-name="Strong_20_Emphasis"><text:span text:style-name="T109">Installatie </text:span></text:span><text:span text:style-name="Strong_20_Emphasis"><text:span text:style-name="T110">afronden</text:span></text:span></text:p>
        </text:list-item>
      </text:list>
      <text:p text:style-name="P48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79"><draw:control text:anchor-type="as-char" draw:z-index="5" draw:name="Vorm22" draw:style-name="gr1" draw:text-style-name="P10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6"><text:span text:style-name="T49">Aanmelden als </text:span><text:span text:style-name="T52">&lt;</text:span><text:span text:style-name="T12">gebruike</text:span><text:span text:style-name="T13">r&gt;</text:span><text:span text:style-name="T55">.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80"><draw:control text:anchor-type="as-char" draw:z-index="11" draw:name="Vorm 1" draw:style-name="gr1" draw:text-style-name="P106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45"><text:span text:style-name="T270">Volg de welkomstschermen.</text:span><text:span text:style-name="T259"/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72"><text:span text:style-name="Strong_20_Emphasis"><text:span text:style-name="T120"><draw:control text:anchor-type="as-char" draw:z-index="24" draw:name="Vorm4" draw:style-name="gr1" draw:text-style-name="P106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96"><text:span text:style-name="T75">T</text:span><text:span text:style-name="T56">yp </text:span><text:span text:style-name="User_20_Entry"><text:span text:style-name="T29">term</text:span></text:span><text:span text:style-name="T69"> </text:span><text:span text:style-name="T75">op het activiteitenoverzicht</text:span><text:span text:style-name="T169"><text:note text:id="ftn7" text:note-class="footnote"><text:note-citation>1</text:note-citation><text:note-body><text:p text:style-name="P22"><text:span text:style-name="T185">Druk op de Super (Windows/command/vergrootglas) toets of klik in de linkerbovenhoek.</text:span><text:span text:style-name="T185"/></text:p></text:note-body></text:note></text:span><text:span text:style-name="T75"> </text:span><text:span text:style-name="T58">e</text:span><text:span text:style-name="T54">n </text:span><text:span text:style-name="T59">k</text:span><text:span text:style-name="T54">lik op het </text:span><text:span text:style-name="Strong_20_Emphasis"><text:span text:style-name="T95">Terminalvenster</text:span></text:span><text:span text:style-name="Strong_20_Emphasis"><text:span text:style-name="T76">-</text:span></text:span><text:span text:style-name="Strong_20_Emphasis"><text:span text:style-name="T54">pictogram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/></text:p>
          </table:table-cell>
          <table:table-cell table:style-name="_33_._5f_Installatie_5f_afronden.C6" office:value-type="string">
            <text:p text:style-name="P92"><text:span text:style-name="T8">Typ</text:span><text:span text:style-name="T57"> de </text:span><text:span text:style-name="T72">volgende </text:span><text:span text:style-name="T61">drie </text:span><text:span text:style-name="T57">opdrachten, ieder gevolgd door de </text:span><text:span text:style-name="T73">Enter</text:span><text:span text:style-name="T54">-toets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58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83"><text:span text:style-name="User_20_Entry"><text:span text:style-name="T24">wget karelzimmer.nl/</text:span></text:span><text:span text:style-name="User_20_Entry"><text:span text:style-name="T162">getkz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9" office:value-type="string">
            <text:p text:style-name="P83"><text:span text:style-name="User_20_Entry"><text:span text:style-name="T24">bash </text:span></text:span><text:span text:style-name="User_20_Entry"><text:span text:style-name="T25">g</text:span></text:span><text:span text:style-name="User_20_Entry"><text:span text:style-name="T163">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0" office:value-type="string">
            <text:p text:style-name="P49"><text:span text:style-name="Strong_20_Emphasis"><text:span text:style-name="T61">V</text:span></text:span><text:span text:style-name="Strong_20_Emphasis"><text:span text:style-name="T62">olg </text:span></text:span><text:span text:style-name="Strong_20_Emphasis"><text:span text:style-name="T6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72"><text:span text:style-name="Strong_20_Emphasis"><text:span text:style-name="T120"><draw:control text:anchor-type="as-char" draw:z-index="25" draw:name="Vorm 6" draw:style-name="gr1" draw:text-style-name="P106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97"><text:span text:style-name="T75">T</text:span><text:span text:style-name="T56">yp </text:span><text:span text:style-name="User_20_Entry"><text:span text:style-name="T30">menu</text:span></text:span><text:span text:style-name="T69"> </text:span><text:span text:style-name="T75">op het activiteitenoverzicht </text:span><text:span text:style-name="T58">e</text:span><text:span text:style-name="T54">n </text:span><text:span text:style-name="T59">k</text:span><text:span text:style-name="T54">lik op het </text:span><text:span text:style-name="Strong_20_Emphasis"><text:span text:style-name="T33">Installatiem</text:span></text:span><text:span text:style-name="Strong_20_Emphasis"><text:span text:style-name="T34">enu</text:span></text:span><text:span text:style-name="Strong_20_Emphasis"><text:span text:style-name="T95">-</text:span></text:span><text:span text:style-name="Strong_20_Emphasis"><text:span text:style-name="T54">pictogram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/></text:p>
          </table:table-cell>
          <table:table-cell table:style-name="_33_._5f_Installatie_5f_afronden.C13" office:value-type="string">
            <text:p text:style-name="P79"><text:span text:style-name="T70">Selecteer</text:span><text:span text:style-name="T64"> </text:span><text:span text:style-name="Strong_20_Emphasis"><text:span text:style-name="T35">3</text:span></text:span><text:span text:style-name="T89"> </text:span><text:span text:style-name="T90">Installatie</text:span><text:span text:style-name="T91"> </text:span><text:span text:style-name="T92">afronden</text:span><text:span text:style-name="T68">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4" office:value-type="string">
            <text:p text:style-name="P51"><text:span text:style-name="T7">V</text:span><text:span text:style-name="T62">olg </text:span><text:span text:style-name="T63">de aanwijzingen op het scherm.</text:span></text:p>
          </table:table-cell>
        </table:table-row>
      </table:table>
      <text:p text:style-name="P48"><text:span text:style-name="Strong_20_Emphasis"><text:span text:style-name="T63"><text:tab/></text:span></text:span></text:p>
      <text:list text:continue-numbering="true" text:style-name="L1">
        <text:list-item>
          <text:p text:style-name="P102"><text:span text:style-name="Strong_20_Emphasis"><text:span text:style-name="T6">Gebruiker inrichten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79"><draw:control text:anchor-type="as-char" draw:z-index="7" draw:name="Vorm36_0" draw:style-name="gr1" draw:text-style-name="P106" svg:width="0.35cm" svg:height="0.35cm" draw:control="control6"/></text:span></text:span></text:p>
          </table:table-cell>
          <table:table-cell table:style-name="Tabel2.A1" office:value-type="string">
            <text:p text:style-name="P68"><text:span text:style-name="Strong_20_Emphasis"><text:span text:style-name="T79"><draw:control text:anchor-type="as-char" draw:z-index="10" draw:name="Vorm36_ 1" draw:style-name="gr1" draw:text-style-name="P106" svg:width="0.35cm" svg:height="0.35cm" draw:control="control9"/></text:span></text:span></text:p>
          </table:table-cell>
          <table:table-cell table:style-name="Tabel2.D1" office:value-type="string">
            <text:p text:style-name="P43"><text:span text:style-name="T49">Aanmelden als </text:span><text:span text:style-name="T52">&lt;</text:span><text:span text:style-name="T12">gebruike</text:span><text:span text:style-name="T13">r&gt;</text:span><text:span text:style-name="T53"><text:note text:id="ftn8" text:note-class="footnote"><text:note-citation>1</text:note-citation><text:note-body><text:p text:style-name="P54"><text:span text:style-name="T122">E</text:span><text:span text:style-name="T137">v</text:span><text:span text:style-name="T138">en</text:span><text:span text:style-name="T140">t</text:span><text:span text:style-name="T141">uele </text:span><text:span text:style-name="T142">extra </text:span><text:span text:style-name="T230">gebruiker</text:span><text:span text:style-name="T142">s aanmelden </text:span><text:span text:style-name="T143">en dezelfde stappen uitvoeren</text:span><text:span text:style-name="T139">.</text:span></text:p></text:note-body></text:note></text:span><text:span text:style-name="T49">.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 table:style-name="Tabel2.3"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8"><text:span text:style-name="Strong_20_Emphasis"/></text:p>
          </table:table-cell>
          <table:table-cell table:style-name="Tabel2.A1" office:value-type="string">
            <text:p text:style-name="P68"><text:span text:style-name="Strong_20_Emphasis"><text:span text:style-name="T79"><draw:control text:anchor-type="as-char" draw:z-index="12" draw:name="Vorm36_ 4" draw:style-name="gr1" draw:text-style-name="P106" svg:width="0.35cm" svg:height="0.35cm" draw:control="control11"/></text:span></text:span></text:p>
          </table:table-cell>
          <table:table-cell table:style-name="Tabel2.D2" office:value-type="string">
            <text:p text:style-name="P46"><text:span text:style-name="T271">Volg de welkomstschermen.</text:span><text:span text:style-name="T260"/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72"><text:span text:style-name="Strong_20_Emphasis"><text:span text:style-name="T120"><draw:control text:anchor-type="as-char" draw:z-index="26" draw:name="Vorm 9" draw:style-name="gr1" draw:text-style-name="P106" svg:width="0.35cm" svg:height="0.35cm" draw:control="control25"/></text:span></text:span></text:p>
          </table:table-cell>
          <table:table-cell table:style-name="Tabel2.A1" office:value-type="string">
            <text:p text:style-name="P72"><text:span text:style-name="Strong_20_Emphasis"><text:span text:style-name="T120"><draw:control text:anchor-type="as-char" draw:z-index="27" draw:name="Vorm 10" draw:style-name="gr1" draw:text-style-name="P106" svg:width="0.35cm" svg:height="0.35cm" draw:control="control26"/></text:span></text:span></text:p>
          </table:table-cell>
          <table:table-cell table:style-name="Tabel2.D5" office:value-type="string">
            <text:p text:style-name="P47"><text:span text:style-name="T75">T</text:span><text:span text:style-name="T56">yp </text:span><text:span text:style-name="User_20_Entry"><text:span text:style-name="T28">menu</text:span></text:span><text:span text:style-name="T69"> </text:span><text:span text:style-name="T75">op het activiteitenoverzicht </text:span><text:span text:style-name="T58">e</text:span><text:span text:style-name="T54">n </text:span><text:span text:style-name="T59">k</text:span><text:span text:style-name="T54">lik op het </text:span><text:span text:style-name="Strong_20_Emphasis"><text:span text:style-name="T33">Installatiem</text:span></text:span><text:span text:style-name="Strong_20_Emphasis"><text:span text:style-name="T34">enu</text:span></text:span><text:span text:style-name="Strong_20_Emphasis"><text:span text:style-name="T76">-</text:span></text:span><text:span text:style-name="Strong_20_Emphasis"><text:span text:style-name="T54">pictogram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1"><text:span text:style-name="T70">Selecteer</text:span><text:span text:style-name="T64"> </text:span><text:span text:style-name="Strong_20_Emphasis"><text:span text:style-name="T35">4</text:span></text:span><text:span text:style-name="T89"> </text:span><text:span text:style-name="T71">Gebruiker inrichten</text:span><text:span text:style-name="T68">.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7" office:value-type="string">
            <text:p text:style-name="P52"><text:span text:style-name="T7">V</text:span><text:span text:style-name="T62">olg </text:span><text:span text:style-name="T63">de aanwijzingen op het scherm.</text:span></text:p>
          </table:table-cell>
        </table:table-row>
      </table:table>
      <text:p text:style-name="P20"/>
      <text:p text:style-name="P6"/>
      <text:p text:style-name="P56"><text:span text:style-name="T111">E</text:span><text:span text:style-name="T112">inde c</text:span><text:span text:style-name="T113">hecklist, </text:span><text:span text:style-name="T114">d</text:span><text:span text:style-name="T113">e</text:span><text:span text:style-name="T195"> installatie van </text:span><text:span text:style-name="T195"><text:user-field-get text:name="Distro">Debian</text:user-field-get></text:span><text:span text:style-name="T198"><text:s/></text:span><text:span text:style-name="T198"><text:user-field-get text:name="Version">12</text:user-field-get></text:span><text:span text:style-name="T196"><text:s/></text:span><text:span text:style-name="T200">Des</text:span><text:span text:style-name="T201">k</text:span><text:span text:style-name="T200">top</text:span><text:span text:style-name="T199"> </text:span><text:span text:style-name="T195">is voltooid.</text:span></text:p>
      <text:p text:style-name="P30"/>
      <text:list text:style-name="L2">
        <text:list-header>
          <text:p text:style-name="P104"><text:span text:style-name="T241">Geschreven door </text:span><text:a xlink:type="simple" xlink:href="mailto:info@karelzimmer.nl?subject=Checklist%20installatie%20Linux" text:style-name="Internet_20_link" text:visited-style-name="Visited_20_Internet_20_Link"><text:span text:style-name="T242">Karel Zimmer</text:span></text:a><text:span text:style-name="T243">.</text:span></text:p>
          <text:p text:style-name="P105"><text:span text:style-name="T245">Licentie </text:span><text:span text:style-name="T243">C</text:span><text:span text:style-name="T244">C0</text:span><text:span text:style-name="T243"> 1.0 </text:span><text:span text:style-name="T24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0"><text:s/></text:span><text:span text:style-name="T24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0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04-05T14:21:58.465729616">05-04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5T14:21:58.303906324</dc:date>
    <meta:keyword>Installatie</meta:keyword>
    <meta:keyword>Checklist</meta:keyword>
    <meta:keyword>Linux</meta:keyword>
    <meta:editing-cycles>7078</meta:editing-cycles>
    <meta:editing-duration>P12DT21H27M50S</meta:editing-duration>
    <meta:print-date>2025-02-26T16:34:17.960837243</meta:print-date>
    <dc:creator>Karel Zimmer</dc:creator>
    <meta:document-statistic meta:table-count="4" meta:image-count="2" meta:object-count="0" meta:page-count="4" meta:paragraph-count="105" meta:word-count="541" meta:character-count="3713" meta:non-whitespace-character-count="3230"/>
    <meta:user-defined meta:name="Info 1"/>
    <meta:user-defined meta:name="Info 2"/>
    <meta:user-defined meta:name="Info 3"/>
    <meta:user-defined meta:name="Info 4"/>
  </office:meta>
</office:document-meta>
</file>